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37524F6E5B784F62B00780E7B91A17B7.png" manifest:media-type="image/png"/>
  <manifest:file-entry manifest:full-path="Pictures/FFCE756AD00746149C6A80C236D011D6.png" manifest:media-type="image/png"/>
  <manifest:file-entry manifest:full-path="Pictures/84CF08F019EA447F823612A1B05BBEB2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automatic-styles/>
  <office:body>
    <office:text>
      <text:p><draw:frame svg:width="16cm" svg:height="22cm" text:anchor-type="paragraph"><draw:image xlink:href="Pictures/37524F6E5B784F62B00780E7B91A17B7.png"/></draw:frame></text:p>
      <text:p><draw:frame svg:width="16cm" svg:height="22cm" text:anchor-type="paragraph"><draw:image xlink:href="Pictures/FFCE756AD00746149C6A80C236D011D6.png"/></draw:frame></text:p>
      <text:p><draw:frame svg:width="16cm" svg:height="22cm" text:anchor-type="paragraph"><draw:image xlink:href="Pictures/84CF08F019EA447F823612A1B05BBEB2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